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63.5mm"/>
    </style:style>
    <style:style style:name="co7" style:family="table-column">
      <style:table-column-properties fo:break-before="auto" style:column-width="29.9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135.98mm"/>
    </style:style>
    <style:style style:name="co10" style:family="table-column">
      <style:table-column-properties fo:break-before="auto" style:column-width="89.25mm"/>
    </style:style>
    <style:style style:name="co11" style:family="table-column">
      <style:table-column-properties fo:break-before="auto" style:column-width="92.06mm"/>
    </style:style>
    <style:style style:name="co12" style:family="table-column">
      <style:table-column-properties fo:break-before="auto" style:column-width="48.1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41.28mm"/>
    </style:style>
    <style:style style:name="co15" style:family="table-column">
      <style:table-column-properties fo:break-before="auto" style:column-width="175.26mm"/>
    </style:style>
    <style:style style:name="co16" style:family="table-column">
      <style:table-column-properties fo:break-before="auto" style:column-width="160.69mm"/>
    </style:style>
    <style:style style:name="co17" style:family="table-column">
      <style:table-column-properties fo:break-before="auto" style:column-width="19.58mm"/>
    </style:style>
    <style:style style:name="co18" style:family="table-column">
      <style:table-column-properties fo:break-before="auto" style:column-width="45.1mm"/>
    </style:style>
    <style:style style:name="co19" style:family="table-column">
      <style:table-column-properties fo:break-before="auto" style:column-width="74.14mm"/>
    </style:style>
    <style:style style:name="co20" style:family="table-column">
      <style:table-column-properties fo:break-before="auto" style:column-width="65.02mm"/>
    </style:style>
    <style:style style:name="co21" style:family="table-column">
      <style:table-column-properties fo:break-before="auto" style:column-width="47.31mm"/>
    </style:style>
    <style:style style:name="co22" style:family="table-column">
      <style:table-column-properties fo:break-before="auto" style:column-width="87.84mm"/>
    </style:style>
    <style:style style:name="co23" style:family="table-column">
      <style:table-column-properties fo:break-before="auto" style:column-width="67.01mm"/>
    </style:style>
    <style:style style:name="co24" style:family="table-column">
      <style:table-column-properties fo:break-before="auto" style:column-width="53.73mm"/>
    </style:style>
    <style:style style:name="co25" style:family="table-column">
      <style:table-column-properties fo:break-before="auto" style:column-width="94.97mm"/>
    </style:style>
    <style:style style:name="co26" style:family="table-column">
      <style:table-column-properties fo:break-before="auto" style:column-width="49.88mm"/>
    </style:style>
    <style:style style:name="co27" style:family="table-column">
      <style:table-column-properties fo:break-before="auto" style:column-width="40.09mm"/>
    </style:style>
    <style:style style:name="co28" style:family="table-column">
      <style:table-column-properties fo:break-before="auto" style:column-width="52.51mm"/>
    </style:style>
    <style:style style:name="co29" style:family="table-column">
      <style:table-column-properties fo:break-before="auto" style:column-width="110.35mm"/>
    </style:style>
    <style:style style:name="co30" style:family="table-column">
      <style:table-column-properties fo:break-before="auto" style:column-width="16.32mm"/>
    </style:style>
    <style:style style:name="co31" style:family="table-column">
      <style:table-column-properties fo:break-before="auto" style:column-width="34.45mm"/>
    </style:style>
    <style:style style:name="co32" style:family="table-column">
      <style:table-column-properties fo:break-before="auto" style:column-width="97.77mm"/>
    </style:style>
    <style:style style:name="co33" style:family="table-column">
      <style:table-column-properties fo:break-before="auto" style:column-width="49.71mm"/>
    </style:style>
    <style:style style:name="co34" style:family="table-column">
      <style:table-column-properties fo:break-before="auto" style:column-width="78.55mm"/>
    </style:style>
    <style:style style:name="co35" style:family="table-column">
      <style:table-column-properties fo:break-before="auto" style:column-width="96.71mm"/>
    </style:style>
    <style:style style:name="co36" style:family="table-column">
      <style:table-column-properties fo:break-before="auto" style:column-width="116.65mm"/>
    </style:style>
    <style:style style:name="co37" style:family="table-column">
      <style:table-column-properties fo:break-before="auto" style:column-width="31.08mm"/>
    </style:style>
    <style:style style:name="co38" style:family="table-column">
      <style:table-column-properties fo:break-before="auto" style:column-width="52.69mm"/>
    </style:style>
    <style:style style:name="co39" style:family="table-column">
      <style:table-column-properties fo:break-before="auto" style:column-width="56.06mm"/>
    </style:style>
    <style:style style:name="co40" style:family="table-column">
      <style:table-column-properties fo:break-before="auto" style:column-width="116.5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rud_20_vehiculo">
      <style:table-properties table:display="true" style:writing-mode="lr-tb"/>
    </style:style>
    <style:style style:name="ce1" style:family="table-cell" style:parent-style-name="Default">
      <style:table-cell-properties fo:border-bottom="none" fo:background-color="#c4d7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ce1" style:rotation-align="none"/>
    </style:style>
    <style:style style:name="ce4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#c2d6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ebf1de" style:rotation-align="none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style:font-name="Calibri" fo:font-weight="bold" style:font-name-asian="Noto Sans CJK SC Regular" style:font-weight-asian="bold" style:font-name-complex="Calibri" style:font-weight-complex="bold"/>
    </style:style>
    <style:style style:name="ce19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="0.06pt solid #000000"/>
      <style:text-properties style:font-name="Calibri" style:font-name-asian="Noto Sans CJK SC Regular" style:font-name-complex="Calibri"/>
    </style:style>
    <style:style style:name="ce29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bpersonas</text:p>
          </table:table-cell>
          <table:table-cell/>
          <table:table-cell table:style-name="ce1" office:value-type="string" calcext:value-type="string">
            <text:p>tbclientes</text:p>
          </table:table-cell>
          <table:table-cell/>
          <table:table-cell table:style-name="ce8" office:value-type="string" calcext:value-type="string">
            <text:p>tbempleados</text:p>
          </table:table-cell>
          <table:table-cell/>
          <table:table-cell table:style-name="ce1" office:value-type="string" calcext:value-type="string">
            <text:p>tbtipoempleados</text:p>
          </table:table-cell>
          <table:table-cell/>
          <table:table-cell table:style-name="ce1" office:value-type="string" calcext:value-type="string">
            <text:p>tbproveedor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rsonaid</text:p>
          </table:table-cell>
          <table:table-cell/>
          <table:table-cell table:style-name="ce5" office:value-type="string" calcext:value-type="string">
            <text:p>clienteid</text:p>
          </table:table-cell>
          <table:table-cell/>
          <table:table-cell table:style-name="ce5" office:value-type="string" calcext:value-type="string">
            <text:p>empleadoid</text:p>
          </table:table-cell>
          <table:table-cell/>
          <table:table-cell table:style-name="ce2" office:value-type="string" calcext:value-type="string">
            <text:p>tipoempleado</text:p>
          </table:table-cell>
          <table:table-cell/>
          <table:table-cell table:style-name="ce5" office:value-type="string" calcext:value-type="string">
            <text:p>proveedor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telefono</text:p>
          </table:table-cell>
          <table:table-cell/>
          <table:table-cell table:style-name="ce6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tipoempleadosalariobase</text:p>
          </table:table-cell>
          <table:table-cell/>
          <table:table-cell table:style-name="ce3" office:value-type="string" calcext:value-type="string">
            <text:p>proveedornombr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nombre</text:p>
          </table:table-cell>
          <table:table-cell/>
          <table:table-cell table:style-name="ce3" office:value-type="string" calcext:value-type="string">
            <text:p>clientedireccionexacta</text:p>
          </table:table-cell>
          <table:table-cell/>
          <table:table-cell table:style-name="ce6" office:value-type="string" calcext:value-type="string">
            <text:p>tipoempleado</text:p>
          </table:table-cell>
          <table:table-cell/>
          <table:table-cell table:style-name="ce3" office:value-type="string" calcext:value-type="string">
            <text:p>tipoempleadodescripcion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1</text:p>
          </table:table-cell>
          <table:table-cell/>
          <table:table-cell table:style-name="ce7"/>
          <table:table-cell/>
          <table:table-cell table:style-name="ce3" office:value-type="string" calcext:value-type="string">
            <text:p>empleadocedula</text:p>
          </table:table-cell>
          <table:table-cell/>
          <table:table-cell table:style-name="ce3" office:value-type="string" calcext:value-type="string">
            <text:p>tipoempleadohoraextra</text:p>
          </table:table-cell>
          <table:table-cell/>
          <table:table-cell table:style-name="ce4" office:value-type="string" calcext:value-type="string">
            <text:p>materiaprim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2</text:p>
          </table:table-cell>
          <table:table-cell table:number-columns-repeated="3"/>
          <table:table-cell table:style-name="ce3" office:value-type="string" calcext:value-type="string">
            <text:p>empleadocontrasenia</text:p>
          </table:table-cell>
          <table:table-cell table:number-columns-repeated="3"/>
          <table:table-cell table:style-name="ce3" office:value-type="string" calcext:value-type="string">
            <text:p>proveedorcantidadproducto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correo</text:p>
          </table:table-cell>
          <table:table-cell/>
          <table:table-cell table:style-name="ce1" office:value-type="string" calcext:value-type="string">
            <text:p>tbcontrolproductos</text:p>
          </table:table-cell>
          <table:table-cell/>
          <table:table-cell table:style-name="ce3" office:value-type="string" calcext:value-type="string">
            <text:p>empleadoedad</text:p>
          </table:table-cell>
          <table:table-cell/>
          <table:table-cell table:style-name="ce1" office:value-type="string" calcext:value-type="string">
            <text:p>tbempleadolicencias</text:p>
          </table:table-cell>
          <table:table-cell/>
          <table:table-cell table:style-name="ce3" office:value-type="string" calcext:value-type="string">
            <text:p>proveedortotalproducto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zonaid</text:p>
          </table:table-cell>
          <table:table-cell/>
          <table:table-cell table:style-name="ce5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empleadosexo</text:p>
          </table:table-cell>
          <table:table-cell/>
          <table:table-cell table:style-name="ce2" office:value-type="string" calcext:value-type="string">
            <text:p>empleadolicenciaid</text:p>
          </table:table-cell>
          <table:table-cell table:style-name="ce9"/>
          <table:table-cell table:style-name="ce7"/>
          <table:table-cell table:style-name="ce11"/>
          <table:table-cell table:number-columns-repeated="1014"/>
        </table:table-row>
        <table:table-row table:style-name="ro3">
          <table:table-cell table:style-name="ce4"/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3" office:value-type="string" calcext:value-type="string">
            <text:p>empleadoestadocivil</text:p>
          </table:table-cell>
          <table:table-cell/>
          <table:table-cell table:style-name="ce10" office:value-type="string" calcext:value-type="string">
            <text:p>empleadolicenciavigencia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empleadocuentabancaria</text:p>
          </table:table-cell>
          <table:table-cell/>
          <table:table-cell table:style-name="ce6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zonas</text:p>
          </table:table-cell>
          <table:table-cell table:number-columns-repeated="3"/>
          <table:table-cell table:style-name="ce3" office:value-type="string" calcext:value-type="string">
            <text:p>empleadolicenciaid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zonaid</text:p>
          </table:table-cell>
          <table:table-cell/>
          <table:table-cell table:style-name="ce1" office:value-type="string" calcext:value-type="string">
            <text:p>tbproducto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nombre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precio</text:p>
          </table:table-cell>
          <table:table-cell/>
          <table:table-cell table:style-name="ce3" office:value-type="string" calcext:value-type="string">
            <text:p>productonombre</text:p>
          </table:table-cell>
          <table:table-cell/>
          <table:table-cell table:style-name="ce1" office:value-type="string" calcext:value-type="string">
            <text:p>tbtipomateriasprimas</text:p>
          </table:table-cell>
          <table:table-cell/>
          <table:table-cell table:style-name="ce1" office:value-type="string" calcext:value-type="string">
            <text:p>tbvehiculo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productoprecio</text:p>
          </table:table-cell>
          <table:table-cell/>
          <table:table-cell table:style-name="ce5" office:value-type="string" calcext:value-type="string">
            <text:p>tipomateriaprimaid</text:p>
          </table:table-cell>
          <table:table-cell/>
          <table:table-cell table:style-name="ce2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tipomateriaprimacategoria</text:p>
          </table:table-cell>
          <table:table-cell/>
          <table:table-cell table:style-name="ce3" office:value-type="string" calcext:value-type="string">
            <text:p>vehiculoplac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venta</text:p>
          </table:table-cell>
          <table:table-cell table:number-columns-repeated="5"/>
          <table:table-cell table:style-name="ce3" office:value-type="string" calcext:value-type="string">
            <text:p>vehiculomarc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entaid</text:p>
          </table:table-cell>
          <table:table-cell/>
          <table:table-cell table:style-name="ce1" office:value-type="string" calcext:value-type="string">
            <text:p>tbmateriasprimas</text:p>
          </table:table-cell>
          <table:table-cell table:number-columns-repeated="3"/>
          <table:table-cell table:style-name="ce3" office:value-type="string" calcext:value-type="string">
            <text:p>vehiculomodelo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mpleadoid</text:p>
          </table:table-cell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1" office:value-type="string" calcext:value-type="string">
            <text:p>tbfactur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ventacantidadproducto</text:p>
          </table:table-cell>
          <table:table-cell/>
          <table:table-cell table:style-name="ce3" office:value-type="string" calcext:value-type="string">
            <text:p>materiaprimanombre</text:p>
          </table:table-cell>
          <table:table-cell/>
          <table:table-cell table:style-name="ce5" office:value-type="string" calcext:value-type="string">
            <text:p>factur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materiaprimaprecio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onaid</text:p>
          </table:table-cell>
          <table:table-cell/>
          <table:table-cell table:style-name="ce4" office:value-type="string" calcext:value-type="string">
            <text:p>tipomateriaprimaid</text:p>
          </table:table-cell>
          <table:table-cell/>
          <table:table-cell table:style-name="ce3" office:value-type="string" calcext:value-type="string">
            <text:p>facturafecha</text:p>
          </table:table-cell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ventatotal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pagac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vuelto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facturaid</text:p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producto" table:style-name="ta2">
        <office:forms form:automatic-focus="false" form:apply-design-mode="false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PRODUCTO</text:p>
          </table:table-cell>
          <table:covered-table-cell table:style-name="ce13"/>
          <table:covered-table-cell table:number-columns-repeated="2"/>
          <table:table-cell table:number-columns-repeated="1019"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20" office:value-type="string" calcext:value-type="string">
            <text:p>CREAR PRODUCT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C12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13]" office:value-type="string" office:string-value="productoid" calcext:value-type="string">
            <text:p>productoid</text:p>
          </table:table-cell>
          <table:table-cell table:style-name="ce23" office:value-type="string" calcext:value-type="string">
            <text:p>'productoid’,$productoid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C12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14]" office:value-type="string" office:string-value="productonombre" calcext:value-type="string">
            <text:p>productonombre</text:p>
          </table:table-cell>
          <table:table-cell table:style-name="ce23" office:value-type="string" calcext:value-type="string">
            <text:p>'productonombre’,$productonombre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C12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15]" office:value-type="string" office:string-value="productoprecio" calcext:value-type="string">
            <text:p>productoprecio</text:p>
          </table:table-cell>
          <table:table-cell table:style-name="ce23" office:value-type="string" calcext:value-type="string">
            <text:p>'productoprecio’.$productoprecio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PRODUCTO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C12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14]" office:value-type="string" office:string-value="productonombre" calcext:value-type="string">
            <text:p>productonombre</text:p>
          </table:table-cell>
          <table:table-cell table:style-name="ce23" office:value-type="string" calcext:value-type="string">
            <text:p>'productonombre’,$productonombre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C12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15]" office:value-type="string" office:string-value="productoprecio" calcext:value-type="string">
            <text:p>productoprecio</text:p>
          </table:table-cell>
          <table:table-cell table:style-name="ce23" office:value-type="string" calcext:value-type="string">
            <text:p>'productoprecio’.$productoprecio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PRODUCTO</text:p>
          </table:table-cell>
          <table:table-cell table:number-columns-repeated="1021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C12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14]" office:value-type="string" office:string-value="productonombre" calcext:value-type="string">
            <text:p>productonombre</text:p>
          </table:table-cell>
          <table:table-cell table:style-name="ce23" office:value-type="string" calcext:value-type="string">
            <text:p>'productonombre’,$productonombre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>
          <table:table-cell/>
          <table:table-cell table:style-name="ce18" table:formula="of:=[TABLAS.C12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15]" office:value-type="string" office:string-value="productoprecio" calcext:value-type="string">
            <text:p>productoprecio</text:p>
          </table:table-cell>
          <table:table-cell table:style-name="ce23" office:value-type="string" calcext:value-type="string">
            <text:p>'productoprecio’.$productoprecio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BUSCAR PRODUCTO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C12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14]" office:value-type="string" office:string-value="productonombre" calcext:value-type="string">
            <text:p>productonombre</text:p>
          </table:table-cell>
          <table:table-cell table:style-name="ce23" office:value-type="string" calcext:value-type="string">
            <text:p>'productonombre’,$productonombre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C12]" office:value-type="string" office:string-value="tbproductos" calcext:value-type="string">
            <text:p>tbproduct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15]" office:value-type="string" office:string-value="productoprecio" calcext:value-type="string">
            <text:p>productoprecio</text:p>
          </table:table-cell>
          <table:table-cell table:style-name="ce23" office:value-type="string" calcext:value-type="string">
            <text:p>'productoprecio’.$productoprecio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 table:number-rows-repeated="9">
          <table:table-cell table:number-columns-repeated="102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materiaprima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/>
          <table:table-cell table:style-name="ce13" office:value-type="string" calcext:value-type="string" table:number-columns-spanned="2" table:number-rows-spanned="2">
            <text:p>GRUD MATERIA PRIMA</text:p>
          </table:table-cell>
          <table:covered-table-cell table:style-name="ce13"/>
          <table:table-cell table:number-columns-repeated="3"/>
        </table:table-row>
        <table:table-row table:style-name="ro3">
          <table:table-cell/>
          <table:covered-table-cell table:number-columns-repeated="2" table:style-name="ce13"/>
          <table:table-cell table:number-columns-repeated="3"/>
        </table:table-row>
        <table:table-row table:style-name="ro3">
          <table:table-cell table:number-columns-repeated="2"/>
          <table:table-cell table:style-name="ce20" office:value-type="string" calcext:value-type="string">
            <text:p>CREAR MATERIA PRIM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18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19]" office:value-type="string" office:string-value="materiaprimaid" calcext:value-type="string">
            <text:p>materiaprimaid</text:p>
          </table:table-cell>
          <table:table-cell table:style-name="ce23" office:value-type="string" calcext:value-type="string">
            <text:p>'materiaprimaid’,$materiaprim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C18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20]" office:value-type="string" office:string-value="materiaprimanombre" calcext:value-type="string">
            <text:p>materiaprimanombre</text:p>
          </table:table-cell>
          <table:table-cell table:style-name="ce23" office:value-type="string" calcext:value-type="string">
            <text:p>'materiaprimanombre’,$materiaprimanombr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C18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21]" office:value-type="string" office:string-value="materiaprimaprecio" calcext:value-type="string">
            <text:p>materiaprimaprecio</text:p>
          </table:table-cell>
          <table:table-cell table:style-name="ce23" office:value-type="string" calcext:value-type="string">
            <text:p>'materiaprimaprecio’,$materiaprimapreci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C18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22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MATERIA PRIMA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18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20]" office:value-type="string" office:string-value="materiaprimanombre" calcext:value-type="string">
            <text:p>materiaprimanombre</text:p>
          </table:table-cell>
          <table:table-cell table:style-name="ce23" office:value-type="string" calcext:value-type="string">
            <text:p>'materiaprimanombre’,$materiaprimanombre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C18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21]" office:value-type="string" office:string-value="materiaprimaprecio" calcext:value-type="string">
            <text:p>materiaprimaprecio</text:p>
          </table:table-cell>
          <table:table-cell table:style-name="ce23" office:value-type="string" calcext:value-type="string">
            <text:p>'materiaprimaprecio’,$materiaprimapreci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C18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22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eliminar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MATERIA PRIM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18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20]" office:value-type="string" office:string-value="materiaprimanombre" calcext:value-type="string">
            <text:p>materiaprimanombre</text:p>
          </table:table-cell>
          <table:table-cell table:style-name="ce23" office:value-type="string" calcext:value-type="string">
            <text:p>'materiaprimanombre’,$materiaprimanombr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C18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21]" office:value-type="string" office:string-value="materiaprimaprecio" calcext:value-type="string">
            <text:p>materiaprimaprecio</text:p>
          </table:table-cell>
          <table:table-cell table:style-name="ce23" office:value-type="string" calcext:value-type="string">
            <text:p>'materiaprimaprecio’,$materiaprimaprecio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C18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22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MATERA PRIMA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18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20]" office:value-type="string" office:string-value="materiaprimanombre" calcext:value-type="string">
            <text:p>materiaprimanombre</text:p>
          </table:table-cell>
          <table:table-cell table:style-name="ce23" office:value-type="string" calcext:value-type="string">
            <text:p>'materiaprimanombre’,$materiaprimanombr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C18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21]" office:value-type="string" office:string-value="materiaprimaprecio" calcext:value-type="string">
            <text:p>materiaprimaprecio</text:p>
          </table:table-cell>
          <table:table-cell table:style-name="ce23" office:value-type="string" calcext:value-type="string">
            <text:p>'materiaprimaprecio’,$materiaprimaprecio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C18]" office:value-type="string" office:string-value="tbmateriasprimas" calcext:value-type="string">
            <text:p>tb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C22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zona" table:style-name="ta3">
        <office:forms form:automatic-focus="false" form:apply-design-mode="false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ZONA</text:p>
          </table:table-cell>
          <table:covered-table-cell table:style-name="ce13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0" office:value-type="string" calcext:value-type="string">
            <text:p>CREAR ZON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12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',$zon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14]&amp;&quot;  &quot;&amp;[TABLAS.A15]&amp;&quot;  &quot;&amp;[TABLAS.A16]" office:value-type="string" office:string-value="zonaprecio    " calcext:value-type="string">
            <text:p>zonaprecio <text:s text:c="3"/>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ZONA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23" office:value-type="string" calcext:value-type="string">
            <text:p>'zonaid',$zonaid;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12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14]" office:value-type="string" office:string-value="zonaprecio" calcext:value-type="string">
            <text:p>zonaprecio</text:p>
          </table:table-cell>
          <table:table-cell table:style-name="ce23" office:value-type="string" calcext:value-type="string">
            <text:p>'zonaid',$zonaid;</text:p>
          </table:table-cell>
          <table:table-cell office:value-type="string" calcext:value-type="string">
            <text:p>eliminar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ZON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12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',$zon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1]" office:value-type="string" office:string-value="tbzonas" calcext:value-type="string">
            <text:p>tbzonas</text:p>
          </table:table-cell>
          <table:table-cell table:style-name="ce21"/>
          <table:table-cell table:style-name="ce21" table:formula="of:=[TABLAS.A14]" office:value-type="string" office:string-value="zonaprecio" calcext:value-type="string">
            <text:p>zonaprecio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ZONA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2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',$zonaid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4]" office:value-type="string" office:string-value="zonaprecio" calcext:value-type="string">
            <text:p>zonaprecio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4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vehiculo" table:style-name="ta4">
        <office:forms form:automatic-focus="false" form:apply-design-mode="false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VEHICULO</text:p>
          </table:table-cell>
          <table:covered-table-cell table:style-name="ce13"/>
          <table:covered-table-cell table:number-columns-repeated="2"/>
          <table:table-cell table:number-columns-repeated="1019"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20" office:value-type="string" calcext:value-type="string">
            <text:p>CREAR VEHICUL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16]" office:value-type="string" office:string-value="vehiculoplaca" calcext:value-type="string">
            <text:p>vehiculoplaca</text:p>
          </table:table-cell>
          <table:table-cell table:style-name="ce23" office:value-type="string" calcext:value-type="string">
            <text:p>'vehiculoplaca’,$vehiculoplaca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17]" office:value-type="string" office:string-value="vehiculomarca" calcext:value-type="string">
            <text:p>vehiculomarca</text:p>
          </table:table-cell>
          <table:table-cell table:style-name="ce23" office:value-type="string" calcext:value-type="string">
            <text:p>'vehiculomarca’,$vehiculomarca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18]" office:value-type="string" office:string-value="vehiculomodelo" calcext:value-type="string">
            <text:p>vehiculomodelo</text:p>
          </table:table-cell>
          <table:table-cell table:style-name="ce23" office:value-type="string" calcext:value-type="string">
            <text:p>'vehiculomodelo’,$vehiculomodelo;</text:p>
          </table:table-cell>
          <table:table-cell office:value-type="string" calcext:value-type="string">
            <text:p>inserta un campo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VEHICULO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16]" office:value-type="string" office:string-value="vehiculoplaca" calcext:value-type="string">
            <text:p>vehiculoplaca</text:p>
          </table:table-cell>
          <table:table-cell table:style-name="ce23" office:value-type="string" calcext:value-type="string">
            <text:p>'vehiculoplaca’,$vehiculoplaca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/>
          <table:table-cell table:style-name="ce21" table:formula="of:=[TABLAS.G17]" office:value-type="string" office:string-value="vehiculomarca" calcext:value-type="string">
            <text:p>vehiculomarca</text:p>
          </table:table-cell>
          <table:table-cell table:style-name="ce23" office:value-type="string" calcext:value-type="string">
            <text:p>'vehiculomarca’,$vehiculomarca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/>
          <table:table-cell table:style-name="ce21" table:formula="of:=[TABLAS.G18]" office:value-type="string" office:string-value="vehiculomodelo" calcext:value-type="string">
            <text:p>vehiculomodelo</text:p>
          </table:table-cell>
          <table:table-cell table:style-name="ce23" office:value-type="string" calcext:value-type="string">
            <text:p>'vehiculomodelo’,$vehiculomodelo;</text:p>
          </table:table-cell>
          <table:table-cell office:value-type="string" calcext:value-type="string">
            <text:p>eliminar un campo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VEHICULO</text:p>
          </table:table-cell>
          <table:table-cell table:number-columns-repeated="1021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16]" office:value-type="string" office:string-value="vehiculoplaca" calcext:value-type="string">
            <text:p>vehiculoplaca</text:p>
          </table:table-cell>
          <table:table-cell table:style-name="ce23" office:value-type="string" calcext:value-type="string">
            <text:p>'vehiculoplaca’,$vehiculoplaca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>
          <table:table-cell/>
          <table:table-cell table:style-name="ce18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17]" office:value-type="string" office:string-value="vehiculomarca" calcext:value-type="string">
            <text:p>vehiculomarca</text:p>
          </table:table-cell>
          <table:table-cell table:style-name="ce23" office:value-type="string" calcext:value-type="string">
            <text:p>'vehiculomarca’,$vehiculomarca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>
          <table:table-cell/>
          <table:table-cell table:style-name="ce18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18]" office:value-type="string" office:string-value="vehiculomodelo" calcext:value-type="string">
            <text:p>vehiculomodelo</text:p>
          </table:table-cell>
          <table:table-cell table:style-name="ce23" office:value-type="string" calcext:value-type="string">
            <text:p>'vehiculomodelo’,$vehiculomodelo;</text:p>
          </table:table-cell>
          <table:table-cell office:value-type="string" calcext:value-type="string">
            <text:p>actualiza un campo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0" office:value-type="string" calcext:value-type="string">
            <text:p>BUSCAR VEHICULO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 table:number-columns-repeated="1019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16]" office:value-type="string" office:string-value="vehiculoplaca" calcext:value-type="string">
            <text:p>vehiculoplaca</text:p>
          </table:table-cell>
          <table:table-cell table:style-name="ce23" office:value-type="string" calcext:value-type="string">
            <text:p>'vehiculoplaca’,$vehiculoplaca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17]" office:value-type="string" office:string-value="vehiculomarca" calcext:value-type="string">
            <text:p>vehiculomarca</text:p>
          </table:table-cell>
          <table:table-cell table:style-name="ce23" office:value-type="string" calcext:value-type="string">
            <text:p>'vehiculomarca’,$vehiculomarca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>
          <table:table-cell/>
          <table:table-cell table:style-name="ce15" table:formula="of:=[TABLAS.G14]" office:value-type="string" office:string-value="tbvehiculos" calcext:value-type="string">
            <text:p>tbvehicul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18]" office:value-type="string" office:string-value="vehiculomodelo" calcext:value-type="string">
            <text:p>vehiculomodelo</text:p>
          </table:table-cell>
          <table:table-cell table:style-name="ce23" office:value-type="string" calcext:value-type="string">
            <text:p>'vehiculomodelo’,$vehiculomodelo;</text:p>
          </table:table-cell>
          <table:table-cell office:value-type="string" calcext:value-type="string">
            <text:p>Retorna un campo</text:p>
          </table:table-cell>
          <table:table-cell table:number-columns-repeated="1018"/>
        </table:table-row>
        <table:table-row table:style-name="ro3" table:number-rows-repeated="10">
          <table:table-cell table:number-columns-repeated="102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tipoempleado" table:style-name="ta3">
        <office:forms form:automatic-focus="false" form:apply-design-mode="false"/>
        <table:table-column table:style-name="co1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TIPO EMPLEADO</text:p>
          </table:table-cell>
          <table:covered-table-cell table:style-name="ce13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 table:style-name="ce24"/>
        </table:table-row>
        <table:table-row table:style-name="ro3">
          <table:table-cell table:number-columns-repeated="2"/>
          <table:table-cell table:style-name="ce20" office:value-type="string" calcext:value-type="string">
            <text:p>CREAR MATERIA PRIM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2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3]" office:value-type="string" office:string-value="tipoempleadosalariobase" calcext:value-type="string">
            <text:p>tipoempleadosalariobase</text:p>
          </table:table-cell>
          <table:table-cell table:style-name="ce23" office:value-type="string" calcext:value-type="string">
            <text:p>'tipoempleadosalariobase’,$tipoempleadosalariobas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4]" office:value-type="string" office:string-value="tipoempleadodescripcion" calcext:value-type="string">
            <text:p>tipoempleadodescripcion</text:p>
          </table:table-cell>
          <table:table-cell table:style-name="ce23" office:value-type="string" calcext:value-type="string">
            <text:p>'tipoempleadodescripcion’,$tipoempleadodesripcion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G5]" office:value-type="string" office:string-value="tipoempleadohoraextra" calcext:value-type="string">
            <text:p>tipoempleadohoraextra</text:p>
          </table:table-cell>
          <table:table-cell table:style-name="ce23" office:value-type="string" calcext:value-type="string">
            <text:p>'tipoempleadohoraextra’,$tipoempleadohoraextra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MATERIA PRIMA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2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3]" office:value-type="string" office:string-value="tipoempleadosalariobase" calcext:value-type="string">
            <text:p>tipoempleadosalariobase</text:p>
          </table:table-cell>
          <table:table-cell table:style-name="ce23" office:value-type="string" calcext:value-type="string">
            <text:p>'tipoempleadosalariobase’,$tipoempleadosalariobase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4]" office:value-type="string" office:string-value="tipoempleadodescripcion" calcext:value-type="string">
            <text:p>tipoempleadodescripcion</text:p>
          </table:table-cell>
          <table:table-cell table:style-name="ce23" office:value-type="string" calcext:value-type="string">
            <text:p>'tipoempleadodescripcion’,$tipoempleadodesripcion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G5]" office:value-type="string" office:string-value="tipoempleadohoraextra" calcext:value-type="string">
            <text:p>tipoempleadohoraextra</text:p>
          </table:table-cell>
          <table:table-cell table:style-name="ce23" office:value-type="string" calcext:value-type="string">
            <text:p>'tipoempleadohoraextra’,$tipoempleadohoraextra;</text:p>
          </table:table-cell>
          <table:table-cell office:value-type="string" calcext:value-type="string">
            <text:p>eliminar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MATERIA PRIM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2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3]" office:value-type="string" office:string-value="tipoempleadosalariobase" calcext:value-type="string">
            <text:p>tipoempleadosalariobase</text:p>
          </table:table-cell>
          <table:table-cell table:style-name="ce23" office:value-type="string" calcext:value-type="string">
            <text:p>'tipoempleadosalariobase’,$tipoempleadosalariobas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4]" office:value-type="string" office:string-value="tipoempleadodescripcion" calcext:value-type="string">
            <text:p>tipoempleadodescripcion</text:p>
          </table:table-cell>
          <table:table-cell table:style-name="ce23" office:value-type="string" calcext:value-type="string">
            <text:p>'tipoempleadodescripcion’,$tipoempleadodesripcion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G5]" office:value-type="string" office:string-value="tipoempleadohoraextra" calcext:value-type="string">
            <text:p>tipoempleadohoraextra</text:p>
          </table:table-cell>
          <table:table-cell table:style-name="ce23" office:value-type="string" calcext:value-type="string">
            <text:p>'tipoempleadohoraextra’,$tipoempleadohoraextra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MATERA PRIMA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2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3]" office:value-type="string" office:string-value="tipoempleadosalariobase" calcext:value-type="string">
            <text:p>tipoempleadosalariobase</text:p>
          </table:table-cell>
          <table:table-cell table:style-name="ce23" office:value-type="string" calcext:value-type="string">
            <text:p>'tipoempleadosalariobase’,$tipoempleadosalariobas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4]" office:value-type="string" office:string-value="tipoempleadodescripcion" calcext:value-type="string">
            <text:p>tipoempleadodescripcion</text:p>
          </table:table-cell>
          <table:table-cell table:style-name="ce23" office:value-type="string" calcext:value-type="string">
            <text:p>'tipoempleadodescripcion’,$tipoempleadodesripcion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G1]" office:value-type="string" office:string-value="tbtipoempleados" calcext:value-type="string">
            <text:p>tbtipo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G5]" office:value-type="string" office:string-value="tipoempleadohoraextra" calcext:value-type="string">
            <text:p>tipoempleadohoraextra</text:p>
          </table:table-cell>
          <table:table-cell table:style-name="ce23" office:value-type="string" calcext:value-type="string">
            <text:p>'tipoempleadohoraextra’,$tipoempleadohoraextra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2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rud cliente" table:style-name="ta3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6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CLIENTE</text:p>
          </table:table-cell>
          <table:covered-table-cell table:style-name="ce13"/>
          <table:covered-table-cell table:style-name="ce26"/>
          <table:covered-table-cell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0" office:value-type="string" calcext:value-type="string">
            <text:p>CREAR CLIENTE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3]" office:value-type="string" office:string-value="personaid" calcext:value-type="string">
            <text:p>personaid</text:p>
          </table:table-cell>
          <table:table-cell table:style-name="ce23" office:value-type="string" calcext:value-type="string">
            <text:p>'personaid’,$person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C4]" office:value-type="string" office:string-value="clientedireccionexacta" calcext:value-type="string">
            <text:p>clientedireccionexacta</text:p>
          </table:table-cell>
          <table:table-cell table:style-name="ce23" office:value-type="string" calcext:value-type="string">
            <text:p>'clientedireccionexacta’,$clientedireccionexacta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8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’,$zonaid;</text:p>
          </table:table-cell>
          <table:table-cell office:value-type="string" calcext:value-type="string">
            <text:p>insert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CLIENTE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3]" office:value-type="string" office:string-value="personaid" calcext:value-type="string">
            <text:p>personaid</text:p>
          </table:table-cell>
          <table:table-cell table:style-name="ce23" office:value-type="string" calcext:value-type="string">
            <text:p>'personaid’,$personaid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C4]" office:value-type="string" office:string-value="clientedireccionexacta" calcext:value-type="string">
            <text:p>clientedireccionexacta</text:p>
          </table:table-cell>
          <table:table-cell table:style-name="ce23" office:value-type="string" calcext:value-type="string">
            <text:p>'clientedireccionexacta’,$clientedireccionexacta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eliminar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8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’,$zonaid;</text:p>
          </table:table-cell>
          <table:table-cell office:value-type="string" calcext:value-type="string">
            <text:p>eliminar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CLIENTE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8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C4]" office:value-type="string" office:string-value="clientedireccionexacta" calcext:value-type="string">
            <text:p>clientedireccionexacta</text:p>
          </table:table-cell>
          <table:table-cell table:style-name="ce29" office:value-type="string" calcext:value-type="string">
            <text:p>'clientedireccionexacta’,$clientedireccionexacta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9" office:value-type="string" calcext:value-type="string">
            <text:p>'personatelefono’,$personatelefono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9" office:value-type="string" calcext:value-type="string">
            <text:p>'personanombre’,$personanombre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9" office:value-type="string" calcext:value-type="string">
            <text:p>'personaapellido1’,$personaapellido1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9" office:value-type="string" calcext:value-type="string">
            <text:p>'personaapellido2’,$personaapellido2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9" office:value-type="string" calcext:value-type="string">
            <text:p>'personacorreo’,$personacorreo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8]" office:value-type="string" office:string-value="zonaid" calcext:value-type="string">
            <text:p>zonaid</text:p>
          </table:table-cell>
          <table:table-cell table:style-name="ce29" office:value-type="string" calcext:value-type="string">
            <text:p>'zonaid’,$zon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CLIENTE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2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SELECT</text:p>
          </table:table-cell>
          <table:table-cell table:style-name="ce27" table:formula="of:=[TABLAS.C2]" office:value-type="string" office:string-value="clienteid" calcext:value-type="string">
            <text:p>clienteid</text:p>
          </table:table-cell>
          <table:table-cell table:style-name="ce30" office:value-type="string" calcext:value-type="string">
            <text:p>'clienteid’,$clienteid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C1]" office:value-type="string" office:string-value="tbclientes" calcext:value-type="string">
            <text:p>tbclientes</text:p>
          </table:table-cell>
          <table:table-cell table:style-name="ce21" office:value-type="string" calcext:value-type="string">
            <text:p>SELECT</text:p>
          </table:table-cell>
          <table:table-cell table:style-name="ce28" table:formula="of:=[TABLAS.C4]" office:value-type="string" office:string-value="clientedireccionexacta" calcext:value-type="string">
            <text:p>clientedireccionexacta</text:p>
          </table:table-cell>
          <table:table-cell table:style-name="ce23" office:value-type="string" calcext:value-type="string">
            <text:p>'clientedireccionexacta’,$clientedireccionexacta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3" office:value-type="string" calcext:value-type="string">
            <text:p>'zonanombre’,$zonanombre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4]" office:value-type="string" office:string-value="zonaprecio" calcext:value-type="string">
            <text:p>zonaprecio</text:p>
          </table:table-cell>
          <table:table-cell table:style-name="ce23" office:value-type="string" calcext:value-type="string">
            <text:p>'zonaprecio’,$zonaprecio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4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 tipomateriaprima" table:style-name="ta3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TIPO MATERIA PRIMA</text:p>
          </table:table-cell>
          <table:covered-table-cell table:style-name="ce13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0" office:value-type="string" calcext:value-type="string">
            <text:p>CREAR TIPO MATERIA PRIMA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15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inserta un campo</text:p>
          </table:table-cell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16]" office:value-type="string" office:string-value="tipomateriaprimacategoria" calcext:value-type="string">
            <text:p>tipomateriaprimacategoria</text:p>
          </table:table-cell>
          <table:table-cell table:style-name="ce23" office:value-type="string" calcext:value-type="string">
            <text:p>'tipomateriaprimacategoria’,$tipomateriaprimacategoria;</text:p>
          </table:table-cell>
          <table:table-cell office:value-type="string" calcext:value-type="string">
            <text:p>inserta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TIPO MATERIA PRIMA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15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eliminar dos campo</text:p>
          </table:table-cell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16]" office:value-type="string" office:string-value="tipomateriaprimacategoria" calcext:value-type="string">
            <text:p>tipomateriaprimacategoria</text:p>
          </table:table-cell>
          <table:table-cell table:style-name="ce23" office:value-type="string" calcext:value-type="string">
            <text:p>'tipomateriaprimacategoria’,$tipomateriaprimacategoria;</text:p>
          </table:table-cell>
          <table:table-cell office:value-type="string" calcext:value-type="string">
            <text:p>eliminar dos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TIPO MATERIA PRIMA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15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actualiza un campo</text:p>
          </table:table-cell>
        </table:table-row>
        <table:table-row table:style-name="ro3">
          <table:table-cell/>
          <table:table-cell table:style-name="ce18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16]" office:value-type="string" office:string-value="tipomateriaprimacategoria" calcext:value-type="string">
            <text:p>tipomateriaprimacategoria</text:p>
          </table:table-cell>
          <table:table-cell table:style-name="ce23" office:value-type="string" calcext:value-type="string">
            <text:p>'tipomateriaprimacategoria’,$tipomateriaprimacategoria;</text:p>
          </table:table-cell>
          <table:table-cell office:value-type="string" calcext:value-type="string">
            <text:p>actualiza un 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TIPO MATERA PRIMA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15]" office:value-type="string" office:string-value="tipomateriaprimaid" calcext:value-type="string">
            <text:p>tipomateriaprimaid</text:p>
          </table:table-cell>
          <table:table-cell table:style-name="ce23" office:value-type="string" calcext:value-type="string">
            <text:p>'tipomateriaprimaid’,$tipomateriaprimaid;</text:p>
          </table:table-cell>
          <table:table-cell office:value-type="string" calcext:value-type="string">
            <text:p>Retorna un campo</text:p>
          </table:table-cell>
        </table:table-row>
        <table:table-row table:style-name="ro3">
          <table:table-cell/>
          <table:table-cell table:style-name="ce15" table:formula="of:=[TABLAS.E14]" office:value-type="string" office:string-value="tbtipomateriasprimas" calcext:value-type="string">
            <text:p>tbtipomateriasprim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16]" office:value-type="string" office:string-value="tipomateriaprimacategoria" calcext:value-type="string">
            <text:p>tipomateriaprimacategoria</text:p>
          </table:table-cell>
          <table:table-cell table:style-name="ce23" office:value-type="string" calcext:value-type="string">
            <text:p>'tipomateriaprimacategoria’,$tipomateriaprimacategoria;</text:p>
          </table:table-cell>
          <table:table-cell office:value-type="string" calcext:value-type="string">
            <text:p>Retorna un campo</text:p>
          </table:table-cell>
        </table:table-row>
        <table:table-row table:style-name="ro3" table:number-rows-repeated="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rud empleado" table:style-name="ta3">
        <office:forms form:automatic-focus="false" form:apply-design-mode="false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2" table:default-cell-style-name="Default"/>
        <table:table-row table:style-name="ro3">
          <table:table-cell/>
          <table:table-cell table:style-name="ce12" office:value-type="string" calcext:value-type="string" table:number-columns-spanned="4" table:number-rows-spanned="2">
            <text:p>GRUD EMPLEADO</text:p>
          </table:table-cell>
          <table:covered-table-cell table:style-name="ce13"/>
          <table:covered-table-cell table:number-columns-repeated="2"/>
          <table:table-cell/>
        </table:table-row>
        <table:table-row table:style-name="ro3">
          <table:table-cell/>
          <table:covered-table-cell table:number-columns-repeated="2" table:style-name="ce13"/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20" office:value-type="string" calcext:value-type="string">
            <text:p>CREAR EMPLEADO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tabla</text:p>
          </table:table-cell>
          <table:table-cell table:style-name="ce14" office:value-type="string" calcext:value-type="string">
            <text:p>sql</text:p>
          </table:table-cell>
          <table:table-cell table:style-name="ce14" office:value-type="string" calcext:value-type="string">
            <text:p>campo</text:p>
          </table:table-cell>
          <table:table-cell table:style-name="ce1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2]" office:value-type="string" office:string-value="empleadoid" calcext:value-type="string">
            <text:p>empleadoid</text:p>
          </table:table-cell>
          <table:table-cell table:style-name="ce23" office:value-type="string" calcext:value-type="string">
            <text:p>'empleadoid’,$empleadoi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4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5]" office:value-type="string" office:string-value="empleadocedula" calcext:value-type="string">
            <text:p>empleadocedula</text:p>
          </table:table-cell>
          <table:table-cell table:style-name="ce23" office:value-type="string" calcext:value-type="string">
            <text:p>'empleadocedula’,$empleadocedula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6]" office:value-type="string" office:string-value="empleadocontrasenia" calcext:value-type="string">
            <text:p>empleadocontrasenia</text:p>
          </table:table-cell>
          <table:table-cell table:style-name="ce23" office:value-type="string" calcext:value-type="string">
            <text:p>'empleadocontrasenia’,$empleadocontrasenia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7]" office:value-type="string" office:string-value="empleadoedad" calcext:value-type="string">
            <text:p>empleadoedad</text:p>
          </table:table-cell>
          <table:table-cell table:style-name="ce23" office:value-type="string" calcext:value-type="string">
            <text:p>'empleadoedad’,$empleadoeda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8]" office:value-type="string" office:string-value="empleadosexo" calcext:value-type="string">
            <text:p>empleadosexo</text:p>
          </table:table-cell>
          <table:table-cell table:style-name="ce23" office:value-type="string" calcext:value-type="string">
            <text:p>'empleadosexo’,$empleadosex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9]" office:value-type="string" office:string-value="empleadoestadocivil" calcext:value-type="string">
            <text:p>empleadoestadocivil</text:p>
          </table:table-cell>
          <table:table-cell table:style-name="ce23" office:value-type="string" calcext:value-type="string">
            <text:p>'empleadoestadocivil’,$empleadoestadocivil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10]" office:value-type="string" office:string-value="empleadocuentabancaria" calcext:value-type="string">
            <text:p>empleadocuentabancaria</text:p>
          </table:table-cell>
          <table:table-cell table:style-name="ce23" office:value-type="string" calcext:value-type="string">
            <text:p>'empleadocuentabancaria’,$empleadocuentabancaria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E11]" office:value-type="string" office:string-value="empleadolicenciaid" calcext:value-type="string">
            <text:p>empleadolicenciaid</text:p>
          </table:table-cell>
          <table:table-cell table:style-name="ce23" office:value-type="string" calcext:value-type="string">
            <text:p>'empleadolicenciaid’,$empleadolicenciai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insert</text:p>
          </table:table-cell>
          <table:table-cell table:style-name="ce22" table:formula="of:=[TABLAS.A8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’,$zonaid;</text:p>
          </table:table-cell>
          <table:table-cell office:value-type="string" calcext:value-type="string">
            <text:p>inserta un campos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ELIMINAR EMPLEADO</text:p>
          </table:table-cell>
          <table:table-cell table:number-columns-repeated="3"/>
        </table:table-row>
        <table:table-row table:style-name="ro3">
          <table:table-cell/>
          <table:table-cell table:style-name="ce16" office:value-type="string" calcext:value-type="string">
            <text:p>tabla</text:p>
          </table:table-cell>
          <table:table-cell table:style-name="ce16" office:value-type="string" calcext:value-type="string">
            <text:p>sql</text:p>
          </table:table-cell>
          <table:table-cell table:style-name="ce16" office:value-type="string" calcext:value-type="string">
            <text:p>campo</text:p>
          </table:table-cell>
          <table:table-cell table:style-name="ce16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2]" office:value-type="string" office:string-value="empleadoid" calcext:value-type="string">
            <text:p>empleadoid</text:p>
          </table:table-cell>
          <table:table-cell table:style-name="ce23" office:value-type="string" calcext:value-type="string">
            <text:p>'empleadoid’,$empleadoid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4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5]" office:value-type="string" office:string-value="empleadocedula" calcext:value-type="string">
            <text:p>empleadocedula</text:p>
          </table:table-cell>
          <table:table-cell table:style-name="ce23" office:value-type="string" calcext:value-type="string">
            <text:p>'empleadocedula’,$empleadocedula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6]" office:value-type="string" office:string-value="empleadocontrasenia" calcext:value-type="string">
            <text:p>empleadocontrasenia</text:p>
          </table:table-cell>
          <table:table-cell table:style-name="ce23" office:value-type="string" calcext:value-type="string">
            <text:p>'empleadocontrasenia’,$empleadocontrasenia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7]" office:value-type="string" office:string-value="empleadoedad" calcext:value-type="string">
            <text:p>empleadoedad</text:p>
          </table:table-cell>
          <table:table-cell table:style-name="ce23" office:value-type="string" calcext:value-type="string">
            <text:p>'empleadoedad’,$empleadoedad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8]" office:value-type="string" office:string-value="empleadosexo" calcext:value-type="string">
            <text:p>empleadosexo</text:p>
          </table:table-cell>
          <table:table-cell table:style-name="ce23" office:value-type="string" calcext:value-type="string">
            <text:p>'empleadosexo’,$empleadosex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9]" office:value-type="string" office:string-value="empleadoestadocivil" calcext:value-type="string">
            <text:p>empleadoestadocivil</text:p>
          </table:table-cell>
          <table:table-cell table:style-name="ce23" office:value-type="string" calcext:value-type="string">
            <text:p>'empleadoestadocivil’,$empleadoestadocivil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10]" office:value-type="string" office:string-value="empleadocuentabancaria" calcext:value-type="string">
            <text:p>empleadocuentabancaria</text:p>
          </table:table-cell>
          <table:table-cell table:style-name="ce23" office:value-type="string" calcext:value-type="string">
            <text:p>'empleadocuentabancaria’,$empleadocuentabancaria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E11]" office:value-type="string" office:string-value="empleadolicenciaid" calcext:value-type="string">
            <text:p>empleadolicenciaid</text:p>
          </table:table-cell>
          <table:table-cell table:style-name="ce23" office:value-type="string" calcext:value-type="string">
            <text:p>'empleadolicenciaid’,$empleadolicenciaid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Delete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eliminar un <text:s/>campo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ACTUALIZAR EMPLEADO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4]" office:value-type="string" office:string-value="tipoempleado" calcext:value-type="string">
            <text:p>tipoempleado</text:p>
          </table:table-cell>
          <table:table-cell table:style-name="ce23" office:value-type="string" calcext:value-type="string">
            <text:p>'tipoempleado’,$tipoemplead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5]" office:value-type="string" office:string-value="empleadocedula" calcext:value-type="string">
            <text:p>empleadocedula</text:p>
          </table:table-cell>
          <table:table-cell table:style-name="ce23" office:value-type="string" calcext:value-type="string">
            <text:p>'empleadocedula’,$empleadocedula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6]" office:value-type="string" office:string-value="empleadocontrasenia" calcext:value-type="string">
            <text:p>empleadocontrasenia</text:p>
          </table:table-cell>
          <table:table-cell table:style-name="ce23" office:value-type="string" calcext:value-type="string">
            <text:p>'empleadocontrasenia’,$empleadocontrasenia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7]" office:value-type="string" office:string-value="empleadoedad" calcext:value-type="string">
            <text:p>empleadoedad</text:p>
          </table:table-cell>
          <table:table-cell table:style-name="ce23" office:value-type="string" calcext:value-type="string">
            <text:p>'empleadoedad’,$empleadoedad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8]" office:value-type="string" office:string-value="empleadosexo" calcext:value-type="string">
            <text:p>empleadosexo</text:p>
          </table:table-cell>
          <table:table-cell table:style-name="ce23" office:value-type="string" calcext:value-type="string">
            <text:p>'empleadosexo’,$empleadosex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9]" office:value-type="string" office:string-value="empleadoestadocivil" calcext:value-type="string">
            <text:p>empleadoestadocivil</text:p>
          </table:table-cell>
          <table:table-cell table:style-name="ce23" office:value-type="string" calcext:value-type="string">
            <text:p>'empleadoestadocivil’,$empleadoestadocivil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E10]" office:value-type="string" office:string-value="empleadocuentabancaria" calcext:value-type="string">
            <text:p>empleadocuentabancaria</text:p>
          </table:table-cell>
          <table:table-cell table:style-name="ce23" office:value-type="string" calcext:value-type="string">
            <text:p>'empleadocuentabancaria’,$empleadocuentabancaria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3" office:value-type="string" calcext:value-type="string">
            <text:p>'personatelefono’,$personatelefon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3" office:value-type="string" calcext:value-type="string">
            <text:p>'personanombre’,$personanombre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3" office:value-type="string" calcext:value-type="string">
            <text:p>'personaapellido1’,$personaapellido1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3" office:value-type="string" calcext:value-type="string">
            <text:p>'personaapellido2’,$personaapellido2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3" office:value-type="string" calcext:value-type="string">
            <text:p>'personacorreo’,$personacorreo;</text:p>
          </table:table-cell>
          <table:table-cell office:value-type="string" calcext:value-type="string">
            <text:p>actualiza un campos</text:p>
          </table:table-cell>
        </table:table-row>
        <table:table-row table:style-name="ro3">
          <table:table-cell/>
          <table:table-cell table:style-name="ce18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Update</text:p>
          </table:table-cell>
          <table:table-cell table:style-name="ce21" table:formula="of:=[TABLAS.A8]" office:value-type="string" office:string-value="zonaid" calcext:value-type="string">
            <text:p>zonaid</text:p>
          </table:table-cell>
          <table:table-cell table:style-name="ce23" office:value-type="string" calcext:value-type="string">
            <text:p>'zonaid’,$zonaid;</text:p>
          </table:table-cell>
          <table:table-cell office:value-type="string" calcext:value-type="string">
            <text:p>actualiza un campos</text:p>
          </table:table-cell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 calcext:value-type="string">
            <text:p>BUSCAR EMPLEADO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tabla</text:p>
          </table:table-cell>
          <table:table-cell table:style-name="ce19" office:value-type="string" calcext:value-type="string">
            <text:p>sql</text:p>
          </table:table-cell>
          <table:table-cell table:style-name="ce19" office:value-type="string" calcext:value-type="string">
            <text:p>campo</text:p>
          </table:table-cell>
          <table:table-cell table:style-name="ce19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2]" office:value-type="string" office:string-value="empleadoid" calcext:value-type="string">
            <text:p>empleadoid</text:p>
          </table:table-cell>
          <table:table-cell table:style-name="ce21" office:value-type="string" calcext:value-type="string">
            <text:p>'empleadoid’,$empleadoid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4]" office:value-type="string" office:string-value="tipoempleado" calcext:value-type="string">
            <text:p>tipoempleado</text:p>
          </table:table-cell>
          <table:table-cell table:style-name="ce21" office:value-type="string" calcext:value-type="string">
            <text:p>'tipoempleado’,$tipoemplead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5]" office:value-type="string" office:string-value="empleadocedula" calcext:value-type="string">
            <text:p>empleadocedula</text:p>
          </table:table-cell>
          <table:table-cell table:style-name="ce21" office:value-type="string" calcext:value-type="string">
            <text:p>'empleadocedula’,$empleadocedula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6]" office:value-type="string" office:string-value="empleadocontrasenia" calcext:value-type="string">
            <text:p>empleadocontrasenia</text:p>
          </table:table-cell>
          <table:table-cell table:style-name="ce21" office:value-type="string" calcext:value-type="string">
            <text:p>'empleadocontrasenia’,$empleadocontrasenia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7]" office:value-type="string" office:string-value="empleadoedad" calcext:value-type="string">
            <text:p>empleadoedad</text:p>
          </table:table-cell>
          <table:table-cell table:style-name="ce21" office:value-type="string" calcext:value-type="string">
            <text:p>'empleadoedad’,$empleadoedad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E1]" office:value-type="string" office:string-value="tbempleados" calcext:value-type="string">
            <text:p>tbempleado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E8]" office:value-type="string" office:string-value="empleadosexo" calcext:value-type="string">
            <text:p>empleadosexo</text:p>
          </table:table-cell>
          <table:table-cell table:style-name="ce21" office:value-type="string" calcext:value-type="string">
            <text:p>'empleadosexo’,$empleadosex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3]" office:value-type="string" office:string-value="personatelefono" calcext:value-type="string">
            <text:p>personatelefono</text:p>
          </table:table-cell>
          <table:table-cell table:style-name="ce21" office:value-type="string" calcext:value-type="string">
            <text:p>'personatelefono’,$personatelefon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4]" office:value-type="string" office:string-value="personanombre" calcext:value-type="string">
            <text:p>personanombre</text:p>
          </table:table-cell>
          <table:table-cell table:style-name="ce21" office:value-type="string" calcext:value-type="string">
            <text:p>'personanombre’,$personanombre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5]" office:value-type="string" office:string-value="personaapellido1" calcext:value-type="string">
            <text:p>personaapellido1</text:p>
          </table:table-cell>
          <table:table-cell table:style-name="ce21" office:value-type="string" calcext:value-type="string">
            <text:p>'personaapellido1’,$personaapellido1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6]" office:value-type="string" office:string-value="personaapellido2" calcext:value-type="string">
            <text:p>personaapellido2</text:p>
          </table:table-cell>
          <table:table-cell table:style-name="ce21" office:value-type="string" calcext:value-type="string">
            <text:p>'personaapellido2’,$personaapellido2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]" office:value-type="string" office:string-value="tbpersonas" calcext:value-type="string">
            <text:p>tbpers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7]" office:value-type="string" office:string-value="personacorreo" calcext:value-type="string">
            <text:p>personacorreo</text:p>
          </table:table-cell>
          <table:table-cell table:style-name="ce21" office:value-type="string" calcext:value-type="string">
            <text:p>'personacorreo’,$personacorreo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>
          <table:table-cell/>
          <table:table-cell table:style-name="ce15" table:formula="of:=[TABLAS.A11]" office:value-type="string" office:string-value="tbzonas" calcext:value-type="string">
            <text:p>tbzonas</text:p>
          </table:table-cell>
          <table:table-cell table:style-name="ce21" office:value-type="string" calcext:value-type="string">
            <text:p>SELECT</text:p>
          </table:table-cell>
          <table:table-cell table:style-name="ce21" table:formula="of:=[TABLAS.A13]" office:value-type="string" office:string-value="zonanombre" calcext:value-type="string">
            <text:p>zonanombre</text:p>
          </table:table-cell>
          <table:table-cell table:style-name="ce21" office:value-type="string" calcext:value-type="string">
            <text:p>'zonanombre’,$zonanombre;</text:p>
          </table:table-cell>
          <table:table-cell office:value-type="string" calcext:value-type="string">
            <text:p>Retorna un <text:s/>campo</text:p>
          </table:table-cell>
        </table:table-row>
        <table:table-row table:style-name="ro3" table:number-rows-repeated="154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R">
      <number:day number:style="long"/>
      <number:text>-</number:text>
      <number:month number:textual="true"/>
    </number:date-style>
    <number:date-style style:name="N10115" number:language="es" number:country="CR">
      <number:month number:textual="true"/>
      <number:text>-</number:text>
      <number:year/>
    </number:date-style>
    <number:date-style style:name="N10116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8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9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1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2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R">
      <loext:text> </loext:text>
      <loext:fill-character> </loext:fill-character>
      <number:text>- </number:text>
    </number:number-style>
    <number:text-style style:name="N10126" number:language="es" number:country="C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CR">
      <loext:text> ₡</loext:text>
      <loext:fill-character> </loext:fill-character>
      <number:text>- </number:text>
    </number:number-style>
    <number:text-style style:name="N10130" number:language="es" number:country="C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C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3:54:53.8169503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ud_20_vehiculo" style:display-name="PageStyle_Crud vehi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4:02:31</meta:creation-date>
    <dc:date>2017-09-05T15:56:29.045263930</dc:date>
    <meta:generator>LibreOffice/5.1.6.2$Linux_X86_64 LibreOffice_project/10m0$Build-2</meta:generator>
    <meta:editing-duration>PT3H52M</meta:editing-duration>
    <meta:editing-cycles>63</meta:editing-cycles>
    <meta:document-statistic meta:table-count="9" meta:cell-count="10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